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c0c0c0"/>
    </style:style>
    <style:style style:name="ce8" style:family="table-cell" style:parent-style-name="Default" style:data-style-name="N2">
      <style:text-properties style:font-name="Arial" style:font-name-asian="Arial1" style:font-name-complex="Tahoma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nsole calculator based on Housing profile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in default position: Lower left (0,0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top plate (visible part):</text:p>
          </table:table-cell>
          <table:table-cell table:style-name="ce7" office:value-type="float" office:value="308">
            <text:p>308,00</text:p>
          </table:table-cell>
          <table:table-cell table:number-columns-repeated="2"/>
          <table:table-cell office:value-type="string">
            <text:p>Top plate thickness:</text:p>
          </table:table-cell>
          <table:table-cell table:style-name="ce9" office:value-type="float" office:value="4">
            <text:p>4</text:p>
          </table:table-cell>
        </table:table-row>
        <table:table-row table:style-name="ro2">
          <table:table-cell office:value-type="string">
            <text:p>Height of top plate (visible part, in addition to this comes 2x16mm profiles)</text:p>
          </table:table-cell>
          <table:table-cell table:style-name="ce7" office:value-type="float" office:value="118">
            <text:p>118,00</text:p>
          </table:table-cell>
          <table:table-cell table:number-columns-repeated="2"/>
          <table:table-cell office:value-type="string">
            <text:p>Other sides thickness:</text:p>
          </table:table-cell>
          <table:table-cell table:style-name="ce9" office:value-type="float" office:value="2.5">
            <text:p>2,5</text:p>
          </table:table-cell>
        </table:table-row>
        <table:table-row table:style-name="ro2">
          <table:table-cell office:value-type="string">
            <text:p>Height of back side (incl. Housing profiles)</text:p>
          </table:table-cell>
          <table:table-cell table:style-name="ce7" office:value-type="float" office:value="84">
            <text:p>84,00</text:p>
          </table:table-cell>
          <table:table-cell table:number-columns-repeated="2"/>
          <table:table-cell office:value-type="string">
            <text:p>Cavity for holding sides in place, depth</text:p>
          </table:table-cell>
          <table:table-cell table:style-name="ce10" office:value-type="float" office:value="1">
            <text:p>1</text:p>
          </table:table-cell>
        </table:table-row>
        <table:table-row table:style-name="ro2">
          <table:table-cell office:value-type="string">
            <text:p>Height of front side (incl. Housing profiles)</text:p>
          </table:table-cell>
          <table:table-cell table:style-name="ce7" office:value-type="float" office:value="49">
            <text:p>49,00</text:p>
          </table:table-cell>
          <table:table-cell table:number-columns-repeated="2"/>
          <table:table-cell office:value-type="string">
            <text:p>Housing profile cavity height</text:p>
          </table:table-cell>
          <table:table-cell table:style-name="ce10" office:value-type="float" office:value="3">
            <text:p>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uter dimensions:</text:p>
          </table:table-cell>
          <table:table-cell table:number-columns-repeated="5"/>
        </table:table-row>
        <table:table-row table:style-name="ro2">
          <table:table-cell office:value-type="string">
            <text:p>Top total width (with sides)</text:p>
          </table:table-cell>
          <table:table-cell table:formula="of:=[.B5]+2*[.F6]" office:value-type="float" office:value="313">
            <text:p>313,00</text:p>
          </table:table-cell>
          <table:table-cell table:number-columns-repeated="4"/>
        </table:table-row>
        <table:table-row table:style-name="ro2">
          <table:table-cell office:value-type="string">
            <text:p>Top total height (with profiles)</text:p>
          </table:table-cell>
          <table:table-cell table:formula="of:=[.B6]+2*16" office:value-type="float" office:value="150">
            <text:p>150,00</text:p>
          </table:table-cell>
          <table:table-cell table:number-columns-repeated="4"/>
        </table:table-row>
        <table:table-row table:style-name="ro2">
          <table:table-cell office:value-type="string">
            <text:p>Tilt angle</text:p>
          </table:table-cell>
          <table:table-cell table:formula="of:=ATAN(([.B7]-[.B8])/[.B12])/3.14159*180" office:value-type="float" office:value="13.1340334002397">
            <text:p>13,13</text:p>
          </table:table-cell>
          <table:table-cell office:value-type="string">
            <text:p>degre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erpendicular distance (clearance) from underside of top plate to upperside of bottom plate at x coordinate of left side plate: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X:</text:p>
          </table:table-cell>
          <table:table-cell table:style-name="ce9" office:value-type="float" office:value="100">
            <text:p>100</text:p>
          </table:table-cell>
        </table:table-row>
        <table:table-row table:style-name="ro3">
          <table:table-cell table:style-name="ce3" office:value-type="string">
            <text:p>Top Plate</text:p>
          </table:table-cell>
          <table:table-cell table:number-columns-repeated="3"/>
          <table:table-cell office:value-type="string">
            <text:p>Y=</text:p>
          </table:table-cell>
          <table:table-cell table:formula="of:=[.B62]-[.B97]-[.F5]/2-([.F6]/2/COS([.B100]/180*3.14159))+TAN([.B100]/180*3.14159)*([.B57]/2-[.F15])" office:value-type="float" office:value="50.4270916533568">
            <text:p>50,43</text:p>
          </table:table-cell>
        </table:table-row>
        <table:table-row table:style-name="ro2">
          <table:table-cell office:value-type="string">
            <text:p>Height</text:p>
          </table:table-cell>
          <table:table-cell table:formula="of:=[.$B$6]+5.9*2" office:value-type="float" office:value="129.8">
            <text:p>129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310">
            <text:p>310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8]/2" office:value-type="float" office:value="155">
            <text:p>155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[.$F$8]-([.$F$8]+0.5)/2)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7]-([.$F$8]-([.$F$8]+0.5)/2)" office:value-type="float" office:value="128.55">
            <text:p>128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width</text:p>
          </table:table-cell>
          <table:table-cell table:formula="of:=[.B18]+3" office:value-type="float" office:value="313">
            <text:p>313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5]-1.5" office:value-type="float" office:value="2.5">
            <text:p>2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Origo related to sides (for aligning things on the side), Y:</text:p>
          </table:table-cell>
          <table:table-cell office:value-type="float" office:value="-10.1">
            <text:p>-10,1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Front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8]-2*10.1" office:value-type="float" office:value="28.8">
            <text:p>28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310">
            <text:p>310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31]/2" office:value-type="float" office:value="155">
            <text:p>155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30]-([.$F$8]-([.$F$8]+0.5)/2)" office:value-type="float" office:value="27.55">
            <text:p>27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31]+3" office:value-type="float" office:value="313">
            <text:p>313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ack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7]-2*10.1" office:value-type="float" office:value="63.8">
            <text:p>63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310">
            <text:p>310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44]/2" office:value-type="float" office:value="155">
            <text:p>155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43]-([.$F$8]-([.$F$8]+0.5)/2)" office:value-type="float" office:value="62.55">
            <text:p>62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44]+3" office:value-type="float" office:value="313">
            <text:p>313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Left (+Right mirrored)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" office:value-type="float" office:value="84">
            <text:p>84,0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2]" office:value-type="float" office:value="150">
            <text:p>150,00</text:p>
          </table:table-cell>
          <table:table-cell table:number-columns-repeated="4"/>
        </table:table-row>
        <table:table-row table:style-name="ro2">
          <table:table-cell office:value-type="string">
            <text:p>(Place screw holes 5.2 mm from sides in all corners except lower right)</text:p>
          </table:table-cell>
          <table:table-cell table:number-columns-repeated="5"/>
        </table:table-row>
        <table:table-row table:style-name="ro2">
          <table:table-cell office:value-type="string">
            <text:p>Cavities for holding plates, depth:</text:p>
          </table:table-cell>
          <table:table-cell table:formula="of:=[.F7]+0.1" office:value-type="float" office:value="1.1">
            <text:p>1,1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for top plate, X</text:p>
          </table:table-cell>
          <table:table-cell table:formula="of:=[.B57]/2" office:value-type="float" office:value="75">
            <text:p>75,00</text:p>
          </table:table-cell>
          <table:table-cell table:number-columns-repeated="4"/>
        </table:table-row>
        <table:table-row table:style-name="ro2">
          <table:table-cell office:value-type="string">
            <text:p>Cavity for top plate, Y</text:p>
          </table:table-cell>
          <table:table-cell table:formula="of:=[.B56]-[.F5]/2-1-0.05" office:value-type="float" office:value="80.95">
            <text:p>80,95</text:p>
          </table:table-cell>
          <table:table-cell table:number-columns-repeated="4"/>
        </table:table-row>
        <table:table-row table:style-name="ro2">
          <table:table-cell office:value-type="string">
            <text:p>Cavity for top plate, height</text:p>
          </table:table-cell>
          <table:table-cell table:formula="of:=[.F5]+0.1" office:value-type="float" office:value="4.1">
            <text:p>4,10</text:p>
          </table:table-cell>
          <table:table-cell table:number-columns-repeated="4"/>
        </table:table-row>
        <table:table-row table:style-name="ro2">
          <table:table-cell office:value-type="string">
            <text:p>Cavity for top plate, width</text:p>
          </table:table-cell>
          <table:table-cell table:formula="of:=[.B17]+2*2" office:value-type="float" office:value="133.8">
            <text:p>133,8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back plate, X</text:p>
          </table:table-cell>
          <table:table-cell table:formula="of:=1+[.F6]/2+0.1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Y</text:p>
          </table:table-cell>
          <table:table-cell table:formula="of:=[.B56]/2" office:value-type="float" office:value="42">
            <text:p>42,0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height</text:p>
          </table:table-cell>
          <table:table-cell table:formula="of:=[.B43]+2*2" office:value-type="float" office:value="67.8">
            <text:p>67,8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front plate, X</text:p>
          </table:table-cell>
          <table:table-cell table:style-name="ce8" table:formula="of:=[.B57]-1-[.F6]/2-0.1/2" office:value-type="float" office:value="147.7">
            <text:p>147,7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Y</text:p>
          </table:table-cell>
          <table:table-cell table:style-name="ce8" table:formula="of:=[.B56]-[.B73]/2-8" office:value-type="float" office:value="59.6">
            <text:p>59,6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height</text:p>
          </table:table-cell>
          <table:table-cell table:formula="of:=[.B30]+2*2" office:value-type="float" office:value="32.8">
            <text:p>32,8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Lower Right screw hole, Y</text:p>
          </table:table-cell>
          <table:table-cell table:formula="of:=[.B56]-[.B8]+5.2" office:value-type="float" office:value="40.2">
            <text:p>40,2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“Cut of” hole, X</text:p>
          </table:table-cell>
          <table:table-cell table:formula="of:=([.B57]-16)/2+16" office:value-type="float" office:value="83">
            <text:p>83,00</text:p>
          </table:table-cell>
          <table:table-cell table:number-columns-repeated="4"/>
        </table:table-row>
        <table:table-row table:style-name="ro2">
          <table:table-cell office:value-type="string">
            <text:p>“Cut of” hole, Y</text:p>
          </table:table-cell>
          <table:table-cell table:formula="of:=([.B7]-[.B8])/2-1.25" office:value-type="float" office:value="16.25">
            <text:p>16,25</text:p>
          </table:table-cell>
          <table:table-cell table:number-columns-repeated="4"/>
        </table:table-row>
        <table:table-row table:style-name="ro2">
          <table:table-cell office:value-type="string">
            <text:p>“Cut of” hole width (height = 1mm)</text:p>
          </table:table-cell>
          <table:table-cell table:formula="of:=SQRT(([.B57]-16)^2+([.B7]-[.B8])^2)+2" office:value-type="float" office:value="140.495487291103">
            <text:p>140,50</text:p>
          </table:table-cell>
          <table:table-cell table:number-columns-repeated="4"/>
        </table:table-row>
        <table:table-row table:style-name="ro2">
          <table:table-cell office:value-type="string">
            <text:p>“Cut of” hole angle</text:p>
          </table:table-cell>
          <table:table-cell table:formula="of:=ATAN(([.B7]-[.B8])/([.B57]-16))/3.14159*180" office:value-type="float" office:value="14.6382909028091">
            <text:p>14,64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Place a curve slot (inner r=2, width=1, corner=0.5 + rotate and place appropriately) to round the lower right corn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1 for bottom plate, X</text:p>
          </table:table-cell>
          <table:table-cell office:value-type="float" office:value="12.25">
            <text:p>12,25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Y</text:p>
          </table:table-cell>
          <table:table-cell table:formula="of:=1+[.B88]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2 for bottom plate, X</text:p>
          </table:table-cell>
          <table:table-cell table:formula="of:=[.B57]-(16-[.B94])-[.B94]/2" office:value-type="float" office:value="138">
            <text:p>138,0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Y</text:p>
          </table:table-cell>
          <table:table-cell table:formula="of:=[.B56]-[.B8]+1+[.B93]/2" office:value-type="float" office:value="37.3">
            <text:p>37,3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3 for bottom plate, X</text:p>
          </table:table-cell>
          <table:table-cell table:formula="of:=[.B57]/2" office:value-type="float" office:value="75">
            <text:p>75,0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Y</text:p>
          </table:table-cell>
          <table:table-cell table:style-name="ce8" table:formula="of:=([.B56]-[.B8])/2+1+([.F6]/2/COS([.B100]/180*3.14159))" office:value-type="float" office:value="19.8038270546775">
            <text:p>19,8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height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width</text:p>
          </table:table-cell>
          <table:table-cell table:formula="of:=SQRT(([.B57]-2*16)^2+([.B7]-[.B8])^2)" office:value-type="float" office:value="123.081273961558">
            <text:p>123,08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angle</text:p>
          </table:table-cell>
          <table:table-cell table:formula="of:=ATAN(([.B7]-[.B8])/([.B57]-2*16))/3.14159*180" office:value-type="float" office:value="16.520906143616">
            <text:p>16,52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5" office:value-type="string">
            <text:p>(Manually adjust the length of the 3 cavities above to meet fully, start with length of cavity 3)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Mirror X coordinate for Right side:</text:p>
          </table:table-cell>
          <table:table-cell table:formula="of:=[.B57]/2" office:value-type="float" office:value="75">
            <text:p>75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ottom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=SQRT(([.B57]-2*16)^2+([.B7]-[.B8])^2)+5.9*2" office:value-type="float" office:value="134.881273961558">
            <text:p>134,88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310">
            <text:p>310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08]/2" office:value-type="float" office:value="155">
            <text:p>155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6-(6+0.5)/2)" office:value-type="float" office:value="2.75">
            <text:p>2,7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07]-(6-(6+0.5)/2)" office:value-type="float" office:value="132.131273961558">
            <text:p>132,13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6+0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108]+3" office:value-type="float" office:value="313">
            <text:p>313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xtra cavities for bending (width 1mm, x as above), bottom y</text:p>
          </table:table-cell>
          <table:table-cell table:formula="of:=6-1/2" office:value-type="float" office:value="5.5">
            <text:p>5,50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top y</text:p>
          </table:table-cell>
          <table:table-cell table:formula="of:=[.B107]-6+1/2" office:value-type="float" office:value="129.381273961558">
            <text:p>129,38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depth</text:p>
          </table:table-cell>
          <table:table-cell table:formula="of:=[.F6]-0.75" office:value-type="float" office:value="1.75">
            <text:p>1,7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308">
            <text:p>308,00</text:p>
          </table:table-cell>
          <table:table-cell table:number-columns-repeated="4"/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17-04-2013</text:date>, <text:time>11:3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3-04-17T11:39:50</dc:date>
    <meta:editing-duration>PT10H51M12S</meta:editing-duration>
    <meta:editing-cycles>16</meta:editing-cycles>
    <meta:generator>NeoOffice/3.3$Unix OpenOffice.org_project/Patch 0</meta:generator>
    <meta:document-statistic meta:table-count="3" meta:cell-count="186" meta:object-count="0"/>
  </office:meta>
</office:document-meta>
</file>